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eamingSimpleClientHttpRequestFactoryTests.largeFileUploa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treamingSimpleClientHttpRequestFactoryTests.intercep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treamingSimpleClientHttpRequestFactoryTests.createRequest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